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Image_20_Caption">
      <style:paragraph-properties fo:margin-left="0cm" fo:margin-right="0cm" fo:line-height="150%" fo:text-indent="0cm" style:auto-text-indent="false"/>
      <style:text-properties style:font-name="Liberation Serif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193419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14pt" fo:language="en" fo:country="US" fo:font-weight="bold" officeooo:rsid="0014ded2" officeooo:paragraph-rsid="0014ded2" style:font-weight-asian="bold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8pt" fo:language="en" fo:country="US" officeooo:rsid="0014ded2" officeooo:paragraph-rsid="0016e485" style:font-size-asian="8pt" style:font-size-complex="8pt" fo:hyphenate="true" fo:hyphenation-remain-char-count="2" fo:hyphenation-push-char-count="2" loext:hyphenation-no-caps="false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reak-before="pag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language="en" fo:country="US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/>
    </style:style>
    <style:style style:name="P1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 officeooo:rsid="0010ed82" officeooo:paragraph-rsid="0010ed82"/>
    </style:style>
    <style:style style:name="P2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officeooo:rsid="0010ed82" officeooo:paragraph-rsid="0010ed82"/>
    </style:style>
    <style:style style:name="P21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none" officeooo:rsid="0010ed82" officeooo:paragraph-rsid="0010ed82"/>
    </style:style>
    <style:style style:name="P22" style:family="paragraph" style:parent-style-name="Standard">
      <loext:graphic-properties draw:fill="none"/>
      <style:paragraph-properties fo:margin-left="1.251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fo:font-weight="bold" officeooo:paragraph-rsid="00193419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color="#cc7832" style:font-name="JetBrains Mono" fo:font-size="8pt" fo:language="en" fo:country="US" fo:font-style="normal" fo:font-weight="normal" officeooo:rsid="0014ded2" officeooo:paragraph-rsid="0016e485" style:font-size-asian="8pt" style:font-style-asian="normal" style:font-weight-asian="normal" style:font-size-complex="8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14pt" fo:language="en" fo:country="US" officeooo:rsid="0017891e" officeooo:paragraph-rsid="0016773b" style:font-size-complex="14pt" fo:hyphenate="true" fo:hyphenation-remain-char-count="2" fo:hyphenation-push-char-count="2" loext:hyphenation-no-caps="false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officeooo:rsid="0010ed82"/>
    </style:style>
    <style:style style:name="T6" style:family="text">
      <style:text-properties fo:color="#cc7832" style:font-name="JetBrains Mono" fo:font-style="normal" fo:font-weight="normal" style:font-style-asian="normal" style:font-weight-asian="normal"/>
    </style:style>
    <style:style style:name="T7" style:family="text">
      <style:text-properties fo:color="#a9b7c6" style:font-name="JetBrains Mono" fo:font-style="normal" fo:font-weight="normal" style:font-style-asian="normal" style:font-weight-asian="normal"/>
    </style:style>
    <style:style style:name="T8" style:family="text">
      <style:text-properties fo:color="#6897bb" style:font-name="JetBrains Mono" fo:font-style="normal" fo:font-weight="normal" style:font-style-asian="normal" style:font-weight-asian="normal"/>
    </style:style>
    <style:style style:name="T9" style:family="text">
      <style:text-properties fo:color="#808080" style:font-name="JetBrains Mono" fo:font-style="normal" fo:font-weight="normal" style:font-style-asian="normal" style:font-weight-asian="normal"/>
    </style:style>
    <style:style style:name="T10" style:family="text">
      <style:text-properties fo:color="#9876aa" style:font-name="JetBrains Mono" fo:font-style="normal" fo:font-weight="normal" style:font-style-asian="normal" style:font-weight-asian="normal"/>
    </style:style>
    <style:style style:name="T11" style:family="text">
      <style:text-properties fo:color="#6a8759" style:font-name="JetBrains Mono" fo:font-style="normal" fo:font-weight="normal" style:font-style-asian="normal" style:font-weight-asian="normal"/>
    </style:style>
    <style:style style:name="T12" style:family="text">
      <style:text-properties fo:color="#ffc66d" style:font-name="JetBrains Mono" fo:font-style="normal" fo:font-weight="normal" style:font-style-asian="normal" style:font-weight-asian="normal"/>
    </style:style>
    <style:style style:name="T13" style:family="text">
      <style:text-properties fo:color="#ffc66d" style:font-name="JetBrains Mono" fo:font-style="italic" fo:font-weight="normal" style:font-style-asian="italic" style:font-weight-asian="normal"/>
    </style:style>
    <style:style style:name="T14" style:family="text">
      <style:text-properties fo:font-size="14pt" fo:language="en" fo:country="US" fo:font-weight="bold" officeooo:rsid="0014ded2" style:font-weight-asian="bold" style:font-size-complex="14pt" style:font-weight-complex="bold"/>
    </style:style>
    <style:style style:name="T15" style:family="text">
      <style:text-properties fo:font-size="14pt" fo:language="en" fo:country="US" officeooo:rsid="0014ded2" style:font-size-complex="14pt"/>
    </style:style>
    <style:style style:name="T16" style:family="text">
      <style:text-properties fo:font-size="14pt" fo:language="en" fo:country="US" officeooo:rsid="0017891e" style:font-size-complex="14pt"/>
    </style:style>
    <style:style style:name="T17" style:family="text">
      <style:text-properties officeooo:rsid="0017891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aa568"/>
    </style:style>
    <style:style style:name="gr1" style:family="graphic">
      <style:graphic-properties draw:stroke="none" svg:stroke-width="0.026cm" svg:stroke-color="#3465a4" draw:fill-color="#ffffff" fo:min-height="0cm" fo:min-width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0" draw:name="Group 51" draw:style-name="gr1" draw:text-style-name="P26" svg:width="6.017cm" svg:height="0.953cm" svg:x="0.635cm" svg:y="0.302cm"><text:p/><draw:enhanced-geometry draw:type="non-primitive" draw:enhanced-path="M 0 0 L -2147483645 0 -2147483645 -2147483646 0 -2147483646 N"/></draw:custom-shape><draw:custom-shape text:anchor-type="char" draw:z-index="1" draw:name="Group 37" draw:style-name="gr1" draw:text-style-name="P26" svg:width="6.017cm" svg:height="0.953cm" svg:x="0.635cm" svg:y="-0.857cm"><text:p/><draw:enhanced-geometry draw:type="non-primitive" draw:enhanced-path="M 0 0 L -2147483645 0 -2147483645 -2147483646 0 -2147483646 N"/></draw:custom-shape><draw:custom-shape text:anchor-type="char" draw:z-index="2" draw:name="Group 37" draw:style-name="gr1" draw:text-style-name="P26" svg:width="7.563cm" svg:height="0.56cm" svg:x="7.408cm" svg:y="-0.303cm"><text:p/><draw:enhanced-geometry draw:type="non-primitive" draw:enhanced-path="M 0 0 L -2147483645 0 -2147483645 -2147483646 0 -2147483646 N"/></draw:custom-shape><draw:custom-shape text:anchor-type="char" draw:z-index="3" draw:name="Group 37" draw:style-name="gr1" draw:text-style-name="P26" svg:width="8.758cm" svg:height="0.613cm" svg:x="7.117cm" svg:y="-0.855cm"><text:p/><draw:enhanced-geometry draw:type="non-primitive" draw:enhanced-path="M 0 0 L -2147483645 0 -2147483645 -2147483646 0 -2147483646 N"/></draw:custom-shape>Міністерство освіти і науки України</text:p>
      <text:p text:style-name="P4">Національний технічний університет України «Київський політехнічний інститут імені Ігоря Сікорського"</text:p>
      <text:p text:style-name="P4">Факультет інформатики та обчислювальної техніки</text:p>
      <text:p text:style-name="P4"/>
      <text:p text:style-name="P4">Кафедра інформатики та програмної інженерії</text:p>
      <text:p text:style-name="P2"/>
      <text:p text:style-name="P2"/>
      <text:p text:style-name="P2"/>
      <text:p text:style-name="P1"/>
      <text:p text:style-name="P6">Звіт</text:p>
      <text:p text:style-name="P2"/>
      <text:p text:style-name="P2">з лабораторної роботи <text:s/>№ <text:span text:style-name="T19">5</text:span><text:span text:style-name="T17"> </text:span>з дисципліни </text:p>
      <text:p text:style-name="P2">«<text:span text:style-name="T5">Бази даних</text:span>»</text:p>
      <text:p text:style-name="P5"/>
      <text:p text:style-name="P23">“Основи програмування з</text:p>
      <text:p text:style-name="P23">використанням мови SQL. Збережені процедури. Курсори.</text:p>
      <text:p text:style-name="P23">Створення, програмування та керування тригерами”</text:p>
      <text:p text:style-name="P15"/>
      <text:p text:style-name="P18"/>
      <text:p text:style-name="P18"/>
      <text:p text:style-name="P16"/>
      <text:p text:style-name="P18"/>
      <text:p text:style-name="P18"/>
      <text:p text:style-name="P21">Виконав студент: </text:p>
      <text:p text:style-name="P21">ІТ-01 Колесник Роман</text:p>
      <text:p text:style-name="P19"/>
      <text:p text:style-name="P19"/>
      <text:p text:style-name="P20">Перевірила:</text:p>
      <text:p text:style-name="P20">Марченко О. І.</text:p>
      <text:p text:style-name="P17"/>
      <text:p text:style-name="P17"/>
      <text:p text:style-name="P17"/>
      <text:p text:style-name="P13"><text:span text:style-name="T1">Київ 202</text:span><text:span text:style-name="T3">1</text:span></text:p>
      <text:p text:style-name="P14"/>
      <text:p text:style-name="P11"><text:span text:style-name="T18">Мета</text:span>:</text:p>
      <text:p text:style-name="P8"> Вивчити правила побудови ідентифікаторів, правила визначення змінних</text:p>
      <text:p text:style-name="P8">та типів. Визначити правила роботи з циклами та умовними</text:p>
      <text:p text:style-name="P8">конструкціями, роботу зі змінними типу Table.</text:p>
      <text:p text:style-name="P8"> Вивчити синтаксис та семантику функцій та збережених процедур,</text:p>
      <text:p text:style-name="P8">способів їх ідентифікації, методів визначення та специфікації параметрів</text:p>
      <text:p text:style-name="P8">та повертаємих значень, виклик функцій та збережених процедур.</text:p>
      <text:p text:style-name="P8"> Застосування команд для створення, зміни та видалення як скалярних, так</text:p>
      <text:p text:style-name="P8">і табличних функцій, збережених процедур.</text:p>
      <text:p text:style-name="P8"> Вивчити призначення та типи курсорів, синтаксис та семантику команд</text:p>
      <text:p text:style-name="P8">мови SQL для створення курсорів, вибірки даних з курсорів, зміни даних</text:p>
      <text:p text:style-name="P8">із застосуванням курсорів.</text:p>
      <text:p text:style-name="P8"> Вивчити призначення та типи тригерів, умов їх активації, синтаксису та</text:p>
      <text:p text:style-name="P8">семантики для їх створення, модифікації, перейменування, програмування</text:p>
      <text:p text:style-name="P8">та видалення.</text:p>
      <text:p text:style-name="P22"/>
      <text:p text:style-name="P12"/>
      <text:p text:style-name="P7"><text:span text:style-name="T2">11) </text:span><text:span text:style-name="T4">Програмне забезпечення військової частини.</text:span><text:span text:style-name="T2"> Військові частини</text:span></text:p>
      <text:p text:style-name="P8">округу розквартировані по різних місцях дислокації, причому в одному</text:p>
      <text:p text:style-name="P8">місці можуть розташовуватися кілька частин. Кожна військова частина</text:p>
      <text:p text:style-name="P8">складається з рот, роти з взводів, взводи з відділень, в свою чергу</text:p>
      <text:p text:style-name="P8">військові частини об'єднуються в дивізії, корпуси або бригади, а ті в армії.</text:p>
      <text:p text:style-name="P8">Військовий округ представлений офіцерським складом (генерали,</text:p>
      <text:p text:style-name="P8">полковники, підполковники, майори, капітани, лейтенанти) і рядовим і</text:p>
      <text:p text:style-name="P8">сержантським складом (старшини, сержанти, прапорщики, рядові). Кожна</text:p>
      <text:p text:style-name="P8">з перерахованих категорій військовослужбовців може</text:p>
      <text:p text:style-name="P8">матихарактеристики, властиві тільки цій категорії: для генералів це може бути</text:p>
      <text:p text:style-name="P8">дата закінчення академії, дата присвоєння генеральського звання і т.д.</text:p>
      <text:p text:style-name="P8">Кожне з підрозділів має командира, причому військовослужбовці</text:p>
      <text:p text:style-name="P8">офіцерського складу можуть командувати будь-яким з перерахованих</text:p>
      <text:p text:style-name="P8"><text:soft-page-break/>вище підрозділів, а військовослужбовці рядового і сержантського складу</text:p>
      <text:p text:style-name="P8">тільки взводом і відділенням. Всі військовослужбовці мають одну або</text:p>
      <text:p text:style-name="P8">кілька військових спеціальностей. Кожна військова частина має бойову і</text:p>
      <text:p text:style-name="P8">транспортну техніку: БМП, тягачі, автотранспорт тощо. і озброєння:</text:p>
      <text:p text:style-name="P8">карабіни, автоматична зброя, артилерія, ракетне озброєння тощо. Кожна з</text:p>
      <text:p text:style-name="P8">перерахованих категорій бойової техніки і озброєння також має</text:p>
      <text:p text:style-name="P8">специфічні, притаманні лише їй атрибути і по кожній категорії може бути</text:p>
      <text:p text:style-name="P8">кілька видів техніки і озброєння. Треба мати можливість отримувати</text:p>
      <text:p text:style-name="P8">інформацію про всі частини військового округу, дані про офіцерський,</text:p>
      <text:p text:style-name="P8">рядовий та сержантський склад, отримувати місця дислокації, дані про</text:p>
      <text:p text:style-name="P8">наявне озброєння тощо.</text:p>
      <text:p text:style-name="P8"/>
      <text:p text:style-name="P7"><text:span text:style-name="T4">Вихідний</text:span><text:span text:style-name="T2"> </text:span><text:span text:style-name="T4">код</text:span><text:span text:style-name="T2">:</text:span></text:p>
      <text:p text:style-name="P10"><text:span text:style-name="T9"># // //</text:span><text:line-break/><text:span text:style-name="T9"># LAB 5</text:span><text:line-break/><text:span text:style-name="T9"># \\ \\</text:span><text:line-break/><text:line-break/><text:line-break/><text:span text:style-name="T9"># 1.a / 1.d <text:s/>таблиця об'єднання командира та його підопічного відділення</text:span><text:line-break/><text:span text:style-name="T6">create procedure </text:span><text:span text:style-name="T13">create_temp_table</text:span><text:span text:style-name="T7">()</text:span><text:line-break/><text:span text:style-name="T6">begin</text:span><text:line-break/><text:span text:style-name="T6"> <text:s text:c="3"/>create temporary table IF NOT EXISTS </text:span><text:span text:style-name="T7">department_commander</text:span><text:line-break/><text:span text:style-name="T7"> <text:s text:c="3"/>(</text:span><text:line-break/><text:span text:style-name="T7"> <text:s text:c="7"/></text:span><text:span text:style-name="T10">id <text:s text:c="9"/></text:span><text:span text:style-name="T6">int,</text:span><text:line-break/><text:span text:style-name="T6"> <text:s text:c="7"/></text:span><text:span text:style-name="T10">dateForming </text:span><text:span text:style-name="T6">date,</text:span><text:line-break/><text:span text:style-name="T6"> <text:s text:c="7"/></text:span><text:span text:style-name="T10">age <text:s text:c="8"/></text:span><text:span text:style-name="T6">int,</text:span><text:line-break/><text:span text:style-name="T6"> <text:s text:c="7"/></text:span><text:span text:style-name="T10">name <text:s text:c="7"/></text:span><text:span text:style-name="T6">varchar</text:span><text:span text:style-name="T7">(</text:span><text:span text:style-name="T8">32</text:span><text:span text:style-name="T7">)</text:span><text:line-break/><text:span text:style-name="T7"> <text:s text:c="3"/>)</text:span><text:span text:style-name="T6">;</text:span><text:line-break/><text:line-break/><text:span text:style-name="T6"> <text:s text:c="3"/>insert into </text:span><text:span text:style-name="T7">department_commander</text:span><text:line-break/><text:span text:style-name="T7"> <text:s text:c="3"/></text:span><text:span text:style-name="T6">select </text:span><text:span text:style-name="T7">commander.</text:span><text:span text:style-name="T10">id</text:span><text:span text:style-name="T6">, </text:span><text:span text:style-name="T10">dateForming</text:span><text:span text:style-name="T6">, </text:span><text:span text:style-name="T10">age</text:span><text:span text:style-name="T6">, </text:span><text:span text:style-name="T10">surname</text:span><text:line-break/><text:span text:style-name="T10"> <text:s text:c="3"/></text:span><text:span text:style-name="T6">from </text:span><text:span text:style-name="T7">commander</text:span><text:line-break/><text:span text:style-name="T7"> <text:s text:c="12"/></text:span><text:span text:style-name="T6">join </text:span><text:span text:style-name="T7">department d </text:span><text:span text:style-name="T6">on </text:span><text:span text:style-name="T7">commander.</text:span><text:span text:style-name="T10">id </text:span><text:span text:style-name="T7">= d.</text:span><text:span text:style-name="T10">commanderID</text:span><text:span text:style-name="T6">;</text:span><text:line-break/><text:line-break/><text:span text:style-name="T6"> <text:s text:c="3"/>select </text:span><text:span text:style-name="T12">*</text:span><text:line-break/><text:span text:style-name="T12"> <text:s text:c="3"/></text:span><text:span text:style-name="T6">from </text:span><text:span text:style-name="T7">department_commander</text:span><text:span text:style-name="T6">;</text:span><text:line-break/><text:span text:style-name="T6"> <text:s text:c="3"/>drop table </text:span><text:span text:style-name="T7">department_commander</text:span><text:span text:style-name="T6">;</text:span><text:line-break/><text:span text:style-name="T6">end;</text:span><text:line-break/><text:line-break/><text:span text:style-name="T6">drop procedure </text:span><text:span text:style-name="T13">create_temp_table</text:span><text:span text:style-name="T6">;</text:span><text:line-break/><text:line-break/><text:span text:style-name="T6">call </text:span><text:span text:style-name="T13">create_temp_table</text:span><text:span text:style-name="T7">()</text:span><text:span text:style-name="T6">;</text:span><text:line-break/><text:line-break/><text:soft-page-break/><text:span text:style-name="T9"># 1.b / 1.e повертає булеве значення чи є командир пенсіонером за прізвищем</text:span><text:line-break/><text:span text:style-name="T6">create procedure </text:span><text:span text:style-name="T13">is_retired</text:span><text:span text:style-name="T7">(currentSurname </text:span><text:span text:style-name="T6">varchar</text:span><text:span text:style-name="T7">(</text:span><text:span text:style-name="T8">32</text:span><text:span text:style-name="T7">))</text:span><text:line-break/><text:span text:style-name="T6">begin</text:span><text:line-break/><text:span text:style-name="T6"> <text:s text:c="3"/>if </text:span><text:span text:style-name="T7">(</text:span><text:line-break/><text:span text:style-name="T7"> <text:s text:c="11"/>(</text:span><text:span text:style-name="T6">select </text:span><text:span text:style-name="T10">age</text:span><text:line-break/><text:span text:style-name="T10"> <text:s text:c="12"/></text:span><text:span text:style-name="T6">from </text:span><text:span text:style-name="T7">commander</text:span><text:line-break/><text:span text:style-name="T7"> <text:s text:c="12"/></text:span><text:span text:style-name="T6">where </text:span><text:span text:style-name="T10">surname </text:span><text:span text:style-name="T7">= currentSurname) &gt; </text:span><text:span text:style-name="T8">50</text:span><text:line-break/><text:span text:style-name="T8"> <text:s text:c="7"/></text:span><text:span text:style-name="T7">)</text:span><text:line-break/><text:span text:style-name="T7"> <text:s text:c="3"/></text:span><text:span text:style-name="T6">then</text:span><text:line-break/><text:span text:style-name="T6"> <text:s text:c="7"/>select true;</text:span><text:line-break/><text:span text:style-name="T6"> <text:s text:c="3"/>else</text:span><text:line-break/><text:span text:style-name="T6"> <text:s text:c="7"/>select false;</text:span><text:line-break/><text:span text:style-name="T6"> <text:s text:c="3"/>end if;</text:span><text:line-break/><text:span text:style-name="T6">end;</text:span><text:line-break/><text:line-break/><text:span text:style-name="T6">call </text:span><text:span text:style-name="T13">is_retired</text:span><text:span text:style-name="T7">(</text:span><text:span text:style-name="T11">'pupin'</text:span><text:span text:style-name="T7">)</text:span><text:span text:style-name="T6">;</text:span><text:line-break/><text:span text:style-name="T6">call </text:span><text:span text:style-name="T13">is_retired</text:span><text:span text:style-name="T7">(</text:span><text:span text:style-name="T11">'lupin'</text:span><text:span text:style-name="T7">)</text:span><text:span text:style-name="T6">;</text:span><text:line-break/><text:line-break/><text:line-break/><text:span text:style-name="T9"># 1.с / 1.e вітання за кожен день народження</text:span><text:line-break/><text:span text:style-name="T6">create procedure </text:span><text:span text:style-name="T13">wish_for_every_birthday</text:span><text:span text:style-name="T7">(currentSurname </text:span><text:span text:style-name="T6">varchar</text:span><text:span text:style-name="T7">(</text:span><text:span text:style-name="T8">32</text:span><text:span text:style-name="T7">))</text:span><text:line-break/><text:span text:style-name="T6">begin</text:span><text:line-break/><text:span text:style-name="T6"> <text:s text:c="3"/>declare </text:span><text:span text:style-name="T7">n </text:span><text:span text:style-name="T6">int;</text:span><text:line-break/><text:span text:style-name="T6"> <text:s text:c="3"/>set </text:span><text:span text:style-name="T7">n = (</text:span><text:span text:style-name="T6">select </text:span><text:span text:style-name="T10">age</text:span><text:line-break/><text:span text:style-name="T10"> <text:s text:c="12"/></text:span><text:span text:style-name="T6">from </text:span><text:span text:style-name="T7">commander</text:span><text:line-break/><text:span text:style-name="T7"> <text:s text:c="12"/></text:span><text:span text:style-name="T6">where </text:span><text:span text:style-name="T10">surname </text:span><text:span text:style-name="T7">= currentSurname)</text:span><text:span text:style-name="T6">;</text:span><text:line-break/><text:span text:style-name="T6"> <text:s text:c="3"/>while </text:span><text:span text:style-name="T7">(</text:span><text:line-break/><text:span text:style-name="T7"> <text:s text:c="7"/>n &gt; </text:span><text:span text:style-name="T8">0</text:span><text:line-break/><text:span text:style-name="T8"> <text:s text:c="7"/></text:span><text:span text:style-name="T7">)</text:span><text:line-break/><text:span text:style-name="T7"> <text:s text:c="7"/></text:span><text:span text:style-name="T6">do</text:span><text:line-break/><text:span text:style-name="T6"> <text:s text:c="11"/>set </text:span><text:span text:style-name="T7">n = n - </text:span><text:span text:style-name="T8">1</text:span><text:span text:style-name="T6">;</text:span><text:line-break/><text:span text:style-name="T6"> <text:s text:c="11"/>select </text:span><text:span text:style-name="T7">n</text:span><text:span text:style-name="T6">, </text:span><text:span text:style-name="T11">'HAPPY BIRTHDAY!'</text:span><text:span text:style-name="T6">;</text:span><text:line-break/><text:span text:style-name="T6"> <text:s text:c="7"/>end while;</text:span><text:line-break/><text:span text:style-name="T6">end;</text:span><text:line-break/><text:line-break/><text:span text:style-name="T6">drop procedure </text:span><text:span text:style-name="T13">wish_for_every_birthday</text:span><text:span text:style-name="T6">;</text:span><text:line-break/><text:line-break/><text:span text:style-name="T6">call </text:span><text:span text:style-name="T13">wish_for_every_birthday</text:span><text:span text:style-name="T7">(</text:span><text:span text:style-name="T11">'lupin'</text:span><text:span text:style-name="T7">)</text:span><text:span text:style-name="T6">;</text:span><text:line-break/><text:line-break/><text:line-break/><text:span text:style-name="T9"># 1.f повертає максимальну кількість</text:span><text:line-break/><text:span text:style-name="T6">SET GLOBAL </text:span><text:span text:style-name="T7">log_bin_trust_function_creators = </text:span><text:span text:style-name="T8">1</text:span><text:span text:style-name="T6">;</text:span><text:line-break/><text:line-break/><text:span text:style-name="T6">create function </text:span><text:span text:style-name="T13">get_maxQuantity</text:span><text:span text:style-name="T7">(currentID </text:span><text:span text:style-name="T6">int</text:span><text:span text:style-name="T7">) </text:span><text:span text:style-name="T6">returns int</text:span><text:line-break/><text:span text:style-name="T6">begin</text:span><text:line-break/><text:span text:style-name="T6"> <text:s text:c="3"/>declare </text:span><text:span text:style-name="T7">n </text:span><text:span text:style-name="T6">int;</text:span><text:line-break/><text:span text:style-name="T6"> <text:s text:c="3"/>set </text:span><text:span text:style-name="T7">n = (</text:span><text:span text:style-name="T6">select </text:span><text:span text:style-name="T10">maxQuantity</text:span><text:line-break/><text:span text:style-name="T10"> <text:s text:c="12"/></text:span><text:span text:style-name="T6">from </text:span><text:span text:style-name="T7">squadron</text:span><text:line-break/><text:span text:style-name="T7"> <text:s text:c="12"/></text:span><text:span text:style-name="T6">where </text:span><text:span text:style-name="T10">id </text:span><text:span text:style-name="T7">= currentID)</text:span><text:span text:style-name="T6">;</text:span><text:line-break/><text:span text:style-name="T6"> <text:s text:c="3"/>return </text:span><text:span text:style-name="T7">n</text:span><text:span text:style-name="T6">;</text:span><text:line-break/><text:span text:style-name="T6">end;</text:span><text:line-break/><text:line-break/><text:soft-page-break/><text:span text:style-name="T6">drop function </text:span><text:span text:style-name="T13">get_maxQuantity</text:span><text:span text:style-name="T6">;</text:span><text:line-break/><text:line-break/><text:span text:style-name="T6">select </text:span><text:span text:style-name="T13">get_maxQuantity</text:span><text:span text:style-name="T7">(</text:span><text:span text:style-name="T8">3</text:span><text:span text:style-name="T7">)</text:span><text:span text:style-name="T6">;</text:span><text:line-break/><text:line-break/><text:line-break/><text:span text:style-name="T9"># 1.g збішьшити крайню чисельнісь армії за іменем на певну кількість</text:span><text:line-break/><text:span text:style-name="T6">create procedure </text:span><text:span text:style-name="T13">add_some_quantity_to_army</text:span><text:span text:style-name="T7">(reserve </text:span><text:span text:style-name="T6">int, </text:span><text:span text:style-name="T7">armyName </text:span><text:span text:style-name="T6">varchar</text:span><text:span text:style-name="T7">(</text:span><text:span text:style-name="T8">32</text:span><text:span text:style-name="T7">))</text:span><text:line-break/><text:span text:style-name="T6">begin</text:span><text:line-break/><text:span text:style-name="T6"> <text:s text:c="3"/>update </text:span><text:span text:style-name="T7">army</text:span><text:line-break/><text:span text:style-name="T7"> <text:s text:c="3"/></text:span><text:span text:style-name="T6">set </text:span><text:span text:style-name="T10">maxQuantity </text:span><text:span text:style-name="T7">= </text:span><text:span text:style-name="T10">maxQuantity </text:span><text:span text:style-name="T7">+ reserve</text:span><text:line-break/><text:span text:style-name="T7"> <text:s text:c="3"/></text:span><text:span text:style-name="T6">where </text:span><text:span text:style-name="T7">army.</text:span><text:span text:style-name="T10">armyName </text:span><text:span text:style-name="T7">= </text:span><text:span text:style-name="T10">armyName</text:span><text:span text:style-name="T6">;</text:span><text:line-break/><text:span text:style-name="T6">end;</text:span><text:line-break/><text:line-break/><text:span text:style-name="T6">drop procedure </text:span><text:span text:style-name="T13">add_some_quantity_to_army</text:span><text:span text:style-name="T6">;</text:span><text:line-break/><text:line-break/><text:span text:style-name="T6">call </text:span><text:span text:style-name="T13">add_some_quantity_to_army</text:span><text:span text:style-name="T7">(</text:span><text:span text:style-name="T8">1000</text:span><text:span text:style-name="T6">, </text:span><text:span text:style-name="T11">'Red army'</text:span><text:span text:style-name="T7">)</text:span><text:span text:style-name="T6">;</text:span><text:line-break/><text:line-break/><text:line-break/><text:span text:style-name="T9"># 1.h вибірка даних озброєння за іменем</text:span><text:line-break/><text:span text:style-name="T6">create procedure </text:span><text:span text:style-name="T13">select_armament</text:span><text:span text:style-name="T7">(currentName </text:span><text:span text:style-name="T6">varchar</text:span><text:span text:style-name="T7">(</text:span><text:span text:style-name="T8">32</text:span><text:span text:style-name="T7">))</text:span><text:line-break/><text:span text:style-name="T6">begin</text:span><text:line-break/><text:span text:style-name="T6"> <text:s text:c="3"/>select </text:span><text:span text:style-name="T10">id</text:span><text:span text:style-name="T6">, </text:span><text:span text:style-name="T10">name</text:span><text:span text:style-name="T6">, </text:span><text:span text:style-name="T10">weight</text:span><text:span text:style-name="T6">, </text:span><text:span text:style-name="T10">damage</text:span><text:line-break/><text:span text:style-name="T10"> <text:s text:c="3"/></text:span><text:span text:style-name="T6">from </text:span><text:span text:style-name="T7">armament</text:span><text:line-break/><text:span text:style-name="T7"> <text:s text:c="3"/></text:span><text:span text:style-name="T6">where </text:span><text:span text:style-name="T7">currentName = </text:span><text:span text:style-name="T10">name</text:span><text:span text:style-name="T6">;</text:span><text:line-break/><text:span text:style-name="T6">end;</text:span><text:line-break/><text:line-break/><text:span text:style-name="T6">drop procedure </text:span><text:span text:style-name="T13">select_armament</text:span><text:span text:style-name="T6">;</text:span><text:line-break/><text:line-break/><text:span text:style-name="T6">call </text:span><text:span text:style-name="T13">select_armament</text:span><text:span text:style-name="T7">(</text:span><text:span text:style-name="T11">'bazooka'</text:span><text:span text:style-name="T7">)</text:span><text:span text:style-name="T6">;</text:span><text:line-break/><text:line-break/><text:line-break/><text:span text:style-name="T9"># 2.a шкода всього озброєння частини</text:span><text:line-break/><text:span text:style-name="T6">create function </text:span><text:span text:style-name="T13">get_part_damage</text:span><text:span text:style-name="T7">(currentArmyName </text:span><text:span text:style-name="T6">varchar</text:span><text:span text:style-name="T7">(</text:span><text:span text:style-name="T8">32</text:span><text:span text:style-name="T7">)) </text:span><text:span text:style-name="T6">returns int</text:span><text:line-break/><text:span text:style-name="T6">begin</text:span><text:line-break/><text:span text:style-name="T6"> <text:s text:c="3"/>declare </text:span><text:span text:style-name="T7">n </text:span><text:span text:style-name="T6">int default </text:span><text:span text:style-name="T8">0</text:span><text:span text:style-name="T6">;</text:span><text:line-break/><text:span text:style-name="T6"> <text:s text:c="3"/>set </text:span><text:span text:style-name="T7">n = (</text:span><text:span text:style-name="T6">select </text:span><text:span text:style-name="T12">sum</text:span><text:span text:style-name="T7">(</text:span><text:span text:style-name="T10">damage</text:span><text:span text:style-name="T7">) </text:span><text:span text:style-name="T6">as </text:span><text:span text:style-name="T7">allDamage</text:span><text:line-break/><text:span text:style-name="T7"> <text:s text:c="12"/></text:span><text:span text:style-name="T6">from </text:span><text:span text:style-name="T7">armament</text:span><text:line-break/><text:span text:style-name="T7"> <text:s text:c="12"/></text:span><text:span text:style-name="T6">where </text:span><text:span text:style-name="T10">id </text:span><text:span text:style-name="T6">in</text:span><text:line-break/><text:span text:style-name="T6"> <text:s text:c="18"/></text:span><text:span text:style-name="T7">(</text:span><text:span text:style-name="T6">select </text:span><text:span text:style-name="T10">armamentID</text:span><text:line-break/><text:span text:style-name="T10"> <text:s text:c="19"/></text:span><text:span text:style-name="T6">from </text:span><text:span text:style-name="T7">army</text:span><text:line-break/><text:span text:style-name="T7"> <text:s text:c="28"/></text:span><text:span text:style-name="T6">left join </text:span><text:span text:style-name="T7">division d </text:span><text:span text:style-name="T6">on </text:span><text:span text:style-name="T7">army.</text:span><text:span text:style-name="T10">id </text:span><text:span text:style-name="T7">= d.</text:span><text:span text:style-name="T10">armyID</text:span><text:line-break/><text:span text:style-name="T10"> <text:s text:c="28"/></text:span><text:span text:style-name="T6">left join </text:span><text:span text:style-name="T7">district d2 </text:span><text:span text:style-name="T6">on </text:span><text:span text:style-name="T7">d.</text:span><text:span text:style-name="T10">id </text:span><text:span text:style-name="T7">= d2.</text:span><text:span text:style-name="T10">divisionID</text:span><text:line-break/><text:span text:style-name="T10"> <text:s text:c="28"/></text:span><text:span text:style-name="T6">left join </text:span><text:span text:style-name="T7">part p </text:span><text:span text:style-name="T6">on </text:span><text:span text:style-name="T7">d2.</text:span><text:span text:style-name="T10">id </text:span><text:span text:style-name="T7">= p.</text:span><text:span text:style-name="T10">districtID</text:span><text:line-break/><text:span text:style-name="T10"> <text:s text:c="28"/></text:span><text:span text:style-name="T6">left join </text:span><text:span text:style-name="T7">armament_part ap </text:span><text:span text:style-name="T6">on </text:span><text:span text:style-name="T7">p.</text:span><text:span text:style-name="T10">id </text:span><text:span text:style-name="T7">= ap.</text:span><text:span text:style-name="T10">partID</text:span><text:line-break/><text:span text:style-name="T10"> <text:s text:c="19"/></text:span><text:span text:style-name="T6">where </text:span><text:span text:style-name="T10">armyName </text:span><text:span text:style-name="T7">= currentArmyName</text:span><text:line-break/><text:span text:style-name="T7"> <text:s text:c="21"/></text:span><text:span text:style-name="T6">and </text:span><text:span text:style-name="T10">armamentID </text:span><text:span text:style-name="T6">in </text:span><text:span text:style-name="T7">(</text:span><text:span text:style-name="T6">select </text:span><text:span text:style-name="T10">id </text:span><text:span text:style-name="T6">from </text:span><text:span text:style-name="T7">armament)))</text:span><text:span text:style-name="T6">;</text:span><text:line-break/><text:span text:style-name="T6"> <text:s text:c="3"/>return </text:span><text:span text:style-name="T7">n</text:span><text:span text:style-name="T6">;</text:span><text:line-break/><text:span text:style-name="T6">end;</text:span><text:line-break/><text:line-break/><text:span text:style-name="T6">select </text:span><text:span text:style-name="T13">get_part_damage</text:span><text:span text:style-name="T7">(</text:span><text:span text:style-name="T11">'Red army'</text:span><text:span text:style-name="T7">)</text:span><text:span text:style-name="T6">;</text:span><text:line-break/><text:line-break/><text:line-break/><text:soft-page-break/><text:span text:style-name="T9"># 2.b обирає таблицю з динамічним набором стовпців</text:span><text:line-break/><text:span text:style-name="T6">create procedure </text:span><text:span text:style-name="T13">select_columns</text:span><text:span text:style-name="T7">()</text:span><text:line-break/><text:span text:style-name="T6">begin</text:span><text:line-break/><text:span text:style-name="T6"> <text:s text:c="3"/>select </text:span><text:span text:style-name="T10">surname</text:span><text:span text:style-name="T6">, </text:span><text:span text:style-name="T10">birthday</text:span><text:line-break/><text:span text:style-name="T10"> <text:s text:c="3"/></text:span><text:span text:style-name="T6">from </text:span><text:span text:style-name="T7">commander</text:span><text:span text:style-name="T6">;</text:span><text:line-break/><text:span text:style-name="T6">end;</text:span><text:line-break/><text:line-break/><text:span text:style-name="T6">call </text:span><text:span text:style-name="T13">select_columns</text:span><text:span text:style-name="T7">()</text:span><text:span text:style-name="T6">;</text:span><text:line-break/><text:line-break/><text:line-break/><text:span text:style-name="T9"># 2.c обирає структуровану таблицю з динамічним набором стовпців</text:span><text:line-break/><text:span text:style-name="T6">create procedure </text:span><text:span text:style-name="T13">select_columns_structured</text:span><text:span text:style-name="T7">(lm </text:span><text:span text:style-name="T6">int, </text:span><text:span text:style-name="T7">isAscending </text:span><text:span text:style-name="T6">bool</text:span><text:span text:style-name="T7">)</text:span><text:line-break/><text:span text:style-name="T6">begin</text:span><text:line-break/><text:span text:style-name="T6"> <text:s text:c="3"/>if </text:span><text:span text:style-name="T7">(isAscending)</text:span><text:line-break/><text:span text:style-name="T7"> <text:s text:c="3"/></text:span><text:span text:style-name="T6">then</text:span><text:line-break/><text:span text:style-name="T6"> <text:s text:c="7"/>select </text:span><text:span text:style-name="T10">surname</text:span><text:span text:style-name="T6">, </text:span><text:span text:style-name="T10">birthday</text:span><text:line-break/><text:span text:style-name="T10"> <text:s text:c="7"/></text:span><text:span text:style-name="T6">from </text:span><text:span text:style-name="T7">commander</text:span><text:line-break/><text:span text:style-name="T7"> <text:s text:c="7"/></text:span><text:span text:style-name="T6">order by </text:span><text:span text:style-name="T10">surname</text:span><text:line-break/><text:span text:style-name="T10"> <text:s text:c="7"/></text:span><text:span text:style-name="T6">limit </text:span><text:span text:style-name="T7">lm</text:span><text:span text:style-name="T6">;</text:span><text:line-break/><text:span text:style-name="T6"> <text:s text:c="3"/>else</text:span><text:line-break/><text:span text:style-name="T6"> <text:s text:c="7"/>select </text:span><text:span text:style-name="T10">surname</text:span><text:span text:style-name="T6">, </text:span><text:span text:style-name="T10">birthday</text:span><text:line-break/><text:span text:style-name="T10"> <text:s text:c="7"/></text:span><text:span text:style-name="T6">from </text:span><text:span text:style-name="T7">commander</text:span><text:line-break/><text:span text:style-name="T7"> <text:s text:c="7"/></text:span><text:span text:style-name="T6">order by </text:span><text:span text:style-name="T10">surname </text:span><text:span text:style-name="T6">desc</text:span><text:line-break/><text:span text:style-name="T6"> <text:s text:c="7"/>limit </text:span><text:span text:style-name="T7">lm</text:span><text:span text:style-name="T6">;</text:span><text:line-break/><text:span text:style-name="T6"> <text:s text:c="3"/>end if;</text:span><text:line-break/><text:span text:style-name="T6">end;</text:span><text:line-break/><text:line-break/><text:span text:style-name="T6">drop procedure </text:span><text:span text:style-name="T13">select_columns_structured</text:span><text:span text:style-name="T6">;</text:span><text:line-break/><text:line-break/><text:span text:style-name="T6">call </text:span><text:span text:style-name="T13">select_columns_structured</text:span><text:span text:style-name="T7">(</text:span><text:span text:style-name="T8">1</text:span><text:span text:style-name="T6">, true</text:span><text:span text:style-name="T7">)</text:span><text:span text:style-name="T6">;</text:span><text:line-break/><text:span text:style-name="T6">call </text:span><text:span text:style-name="T13">select_columns_structured</text:span><text:span text:style-name="T7">(</text:span><text:span text:style-name="T8">1</text:span><text:span text:style-name="T6">, false</text:span><text:span text:style-name="T7">)</text:span><text:span text:style-name="T6">;</text:span><text:line-break/><text:line-break/><text:line-break/><text:span text:style-name="T9"># 3.a / 3.b / 3.c</text:span><text:line-break/><text:span text:style-name="T6">create procedure </text:span><text:span text:style-name="T13">testCursor</text:span><text:span text:style-name="T7">()</text:span><text:line-break/><text:span text:style-name="T6">begin</text:span><text:line-break/><text:span text:style-name="T6"> <text:s text:c="3"/>DECLARE </text:span><text:span text:style-name="T7">done </text:span><text:span text:style-name="T6">INT DEFAULT FALSE;</text:span><text:line-break/><text:span text:style-name="T6"> <text:s text:c="3"/>DECLARE </text:span><text:span text:style-name="T7">a </text:span><text:span text:style-name="T6">INT;</text:span><text:line-break/><text:span text:style-name="T6"> <text:s text:c="3"/>DECLARE </text:span><text:span text:style-name="T7">b </text:span><text:span text:style-name="T6">VARCHAR</text:span><text:span text:style-name="T7">(</text:span><text:span text:style-name="T8">32</text:span><text:span text:style-name="T7">)</text:span><text:span text:style-name="T6">;</text:span><text:line-break/><text:span text:style-name="T6"> <text:s text:c="3"/>DECLARE </text:span><text:span text:style-name="T7">cur1 </text:span><text:span text:style-name="T6">CURSOR FOR SELECT </text:span><text:span text:style-name="T10">id</text:span><text:span text:style-name="T6">, </text:span><text:span text:style-name="T10">surname </text:span><text:span text:style-name="T6">FROM </text:span><text:span text:style-name="T7">commander</text:span><text:span text:style-name="T6">;</text:span><text:line-break/><text:span text:style-name="T6"> <text:s text:c="3"/>DECLARE CONTINUE HANDLER FOR NOT FOUND</text:span><text:line-break/><text:span text:style-name="T6"> <text:s text:c="7"/>SET </text:span><text:span text:style-name="T7">done = </text:span><text:span text:style-name="T6">TRUE;</text:span><text:line-break/><text:line-break/><text:span text:style-name="T6"> <text:s text:c="3"/>OPEN </text:span><text:span text:style-name="T7">cur1</text:span><text:span text:style-name="T6">;</text:span><text:line-break/><text:span text:style-name="T6"> <text:s text:c="3"/></text:span><text:span text:style-name="T7">read_loop:</text:span><text:line-break/><text:span text:style-name="T7"> <text:s text:c="3"/></text:span><text:span text:style-name="T6">LOOP</text:span><text:line-break/><text:span text:style-name="T6"> <text:s text:c="7"/>FETCH </text:span><text:span text:style-name="T7">cur1 </text:span><text:span text:style-name="T6">INTO </text:span><text:span text:style-name="T7">a</text:span><text:span text:style-name="T6">, </text:span><text:span text:style-name="T7">b</text:span><text:span text:style-name="T6">;</text:span><text:line-break/><text:span text:style-name="T6"> <text:s text:c="7"/>IF </text:span><text:span text:style-name="T7">done </text:span><text:span text:style-name="T6">THEN</text:span><text:line-break/><text:span text:style-name="T6"> <text:s text:c="11"/>select </text:span><text:span text:style-name="T7">a</text:span><text:span text:style-name="T6">, </text:span><text:span text:style-name="T7">b</text:span><text:span text:style-name="T6">;</text:span><text:line-break/><text:span text:style-name="T6"> <text:s text:c="11"/>LEAVE </text:span><text:span text:style-name="T7">read_loop</text:span><text:span text:style-name="T6">;</text:span><text:line-break/><text:span text:style-name="T6"> <text:s text:c="7"/>END IF;</text:span><text:line-break/><text:span text:style-name="T6"> <text:s text:c="3"/>END LOOP;</text:span><text:line-break/><text:soft-page-break/><text:span text:style-name="T6"> <text:s text:c="3"/>CLOSE </text:span><text:span text:style-name="T7">cur1</text:span><text:span text:style-name="T6">;</text:span><text:line-break/><text:span text:style-name="T6">end;</text:span><text:line-break/><text:line-break/><text:span text:style-name="T6">drop procedure </text:span><text:span text:style-name="T13">testCursor</text:span><text:span text:style-name="T6">;</text:span><text:line-break/><text:line-break/><text:span text:style-name="T6">call </text:span><text:span text:style-name="T13">testCursor</text:span><text:span text:style-name="T7">()</text:span><text:span text:style-name="T6">;</text:span><text:line-break/><text:line-break/><text:line-break/><text:span text:style-name="T9"># 4.a логування при видаленні даних</text:span><text:line-break/><text:span text:style-name="T6">CREATE TABLE </text:span><text:span text:style-name="T7">`log`</text:span><text:line-break/><text:span text:style-name="T7">(</text:span><text:line-break/><text:span text:style-name="T7"> <text:s text:c="3"/></text:span><text:span text:style-name="T10">id <text:s text:c="4"/></text:span><text:span text:style-name="T6">INT</text:span><text:span text:style-name="T7">(</text:span><text:span text:style-name="T8">11</text:span><text:span text:style-name="T7">) </text:span><text:span text:style-name="T6">UNSIGNED NOT NULL AUTO_INCREMENT PRIMARY KEY,</text:span><text:line-break/><text:span text:style-name="T6"> <text:s text:c="3"/></text:span><text:span text:style-name="T10">msg <text:s text:c="3"/></text:span><text:span text:style-name="T6">VARCHAR</text:span><text:span text:style-name="T7">(</text:span><text:span text:style-name="T8">255</text:span><text:span text:style-name="T7">) <text:s text:c="4"/></text:span><text:span text:style-name="T6">NOT NULL,</text:span><text:line-break/><text:span text:style-name="T6"> <text:s text:c="3"/></text:span><text:span text:style-name="T10">time <text:s text:c="2"/></text:span><text:span text:style-name="T6">TIMESTAMP <text:s text:c="7"/>NOT NULL DEFAULT </text:span><text:span text:style-name="T12">CURRENT_TIMESTAMP</text:span><text:span text:style-name="T6">,</text:span><text:line-break/><text:span text:style-name="T6"> <text:s text:c="3"/></text:span><text:span text:style-name="T10">row_id </text:span><text:span text:style-name="T6">INT</text:span><text:span text:style-name="T7">(</text:span><text:span text:style-name="T8">11</text:span><text:span text:style-name="T7">) <text:s text:c="9"/></text:span><text:span text:style-name="T6">NOT NULL</text:span><text:line-break/><text:span text:style-name="T7">)</text:span><text:span text:style-name="T6">;</text:span><text:line-break/><text:line-break/><text:span text:style-name="T6">DELIMITER </text:span><text:span text:style-name="T7">|</text:span><text:line-break/><text:span text:style-name="T6">CREATE TRIGGER </text:span><text:span text:style-name="T7">logMilitaryEquipment</text:span><text:line-break/><text:span text:style-name="T7"> <text:s text:c="3"/></text:span><text:span text:style-name="T6">AFTER DELETE</text:span><text:line-break/><text:span text:style-name="T6"> <text:s text:c="3"/>ON </text:span><text:span text:style-name="T7">militaryEquipment</text:span><text:line-break/><text:span text:style-name="T7"> <text:s text:c="3"/></text:span><text:span text:style-name="T6">FOR EACH ROW</text:span><text:line-break/><text:span text:style-name="T6">BEGIN</text:span><text:line-break/><text:span text:style-name="T6"> <text:s text:c="3"/>INSERT INTO </text:span><text:span text:style-name="T7">log </text:span><text:span text:style-name="T6">Set </text:span><text:span text:style-name="T10">msg </text:span><text:span text:style-name="T7">= </text:span><text:span text:style-name="T11">'delete'</text:span><text:span text:style-name="T6">, </text:span><text:span text:style-name="T10">row_id </text:span><text:span text:style-name="T7">= </text:span><text:span text:style-name="T10">id</text:span><text:span text:style-name="T6">;</text:span><text:line-break/><text:span text:style-name="T6">END;</text:span><text:line-break/><text:line-break/><text:line-break/><text:span text:style-name="T9"># 4.b логування при оновленні даних</text:span><text:line-break/><text:span text:style-name="T6">DELIMITER </text:span><text:span text:style-name="T7">|</text:span><text:line-break/><text:span text:style-name="T6">CREATE TRIGGER </text:span><text:span text:style-name="T7">logPart</text:span><text:line-break/><text:span text:style-name="T7"> <text:s text:c="3"/></text:span><text:span text:style-name="T6">AFTER UPDATE</text:span><text:line-break/><text:span text:style-name="T6"> <text:s text:c="3"/>ON </text:span><text:span text:style-name="T7">part</text:span><text:line-break/><text:span text:style-name="T7"> <text:s text:c="3"/></text:span><text:span text:style-name="T6">FOR EACH ROW</text:span><text:line-break/><text:span text:style-name="T6">BEGIN</text:span><text:line-break/><text:span text:style-name="T6"> <text:s text:c="3"/>INSERT INTO </text:span><text:span text:style-name="T7">log </text:span><text:span text:style-name="T6">Set </text:span><text:span text:style-name="T10">msg </text:span><text:span text:style-name="T7">= </text:span><text:span text:style-name="T11">'update'</text:span><text:span text:style-name="T6">, </text:span><text:span text:style-name="T10">row_id </text:span><text:span text:style-name="T7">= NEW.</text:span><text:span text:style-name="T10">id</text:span><text:span text:style-name="T6">;</text:span><text:line-break/><text:span text:style-name="T6">END;</text:span><text:line-break/><text:line-break/><text:line-break/><text:span text:style-name="T9"># 4.c логування при додаванні даних</text:span><text:line-break/><text:span text:style-name="T6">DELIMITER </text:span><text:span text:style-name="T7">|</text:span><text:line-break/><text:span text:style-name="T6">CREATE TRIGGER </text:span><text:span text:style-name="T7">logPlatoon</text:span><text:line-break/><text:span text:style-name="T7"> <text:s text:c="3"/></text:span><text:span text:style-name="T6">AFTER INSERT</text:span><text:line-break/><text:span text:style-name="T6"> <text:s text:c="3"/>ON </text:span><text:span text:style-name="T7">platoon</text:span><text:line-break/><text:span text:style-name="T7"> <text:s text:c="3"/></text:span><text:span text:style-name="T6">FOR EACH ROW</text:span><text:line-break/><text:span text:style-name="T6">BEGIN</text:span><text:line-break/><text:span text:style-name="T6"> <text:s text:c="3"/>INSERT INTO </text:span><text:span text:style-name="T7">log </text:span><text:span text:style-name="T6">Set </text:span><text:span text:style-name="T10">msg </text:span><text:span text:style-name="T7">= </text:span><text:span text:style-name="T11">'insert'</text:span><text:span text:style-name="T6">, </text:span><text:span text:style-name="T10">row_id </text:span><text:span text:style-name="T7">= NEW.</text:span><text:span text:style-name="T10">id</text:span><text:span text:style-name="T6">;</text:span><text:line-break/><text:span text:style-name="T6">END;</text:span><text:line-break/><text:line-break/></text:p>
      <text:p text:style-name="P24"/>
      <text:p text:style-name="P10"><text:line-break/></text:p>
      <text:p text:style-name="P9"><text:soft-page-break/></text:p>
      <text:p text:style-name="P3"><text:span text:style-name="T14">Висновки</text:span><text:span text:style-name="T15">:</text:span></text:p>
      <text:p text:style-name="P3"><text:span text:style-name="T15"><text:s/></text:span><text:span text:style-name="T16">− Вивчив правила побудови ідентифікаторів, правила визначення змінних та</text:span></text:p>
      <text:p text:style-name="P25">типів. Визначив правила роботи з циклами та умовними конструкціями,</text:p>
      <text:p text:style-name="P25">роботу зі змінними типу Table.</text:p>
      <text:p text:style-name="P25">− Вивчив синтаксис та семантику функцій та збережених процедур, способів</text:p>
      <text:p text:style-name="P25">їх ідентифікації, методів визначення та специфікації параметрів та</text:p>
      <text:p text:style-name="P25">повертаємих значень, виклик функцій та збережених процедур.</text:p>
      <text:p text:style-name="P25">− Застосував команди для створення, зміни та видалення як скалярних, так і</text:p>
      <text:p text:style-name="P25">табличних функцій, збережених процедур.</text:p>
      <text:p text:style-name="P25">− Вивчив призначення та типи курсорів, синтаксис та семантику команд мови</text:p>
      <text:p text:style-name="P25">SQL для створення курсорів, вибірки даних з курсорів, зміни даних із</text:p>
      <text:p text:style-name="P25">застосуванням курсорів.</text:p>
      <text:p text:style-name="P25">− Вивчив призначення та типи тригерів, умов їх активації, синтаксису та</text:p>
      <text:p text:style-name="P25">семантики для їх створення, модифікації, перейменування, програмування та</text:p>
      <text:p text:style-name="P25">видаленн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0.423cm" fo:text-align="start" style:justify-single-word="false" fo:text-indent="0cm" style:auto-text-indent="false"/>
      <style:text-properties style:language-asian="uk" style:country-asian="U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line-height="0.423cm" fo:text-indent="1cm" style:auto-text-indent="false"/>
      <style:text-properties fo:language="ru" fo:country="RU"/>
    </style:style>
    <style:style style:name="caption" style:family="paragraph" style:parent-style-name="Standard" style:default-outline-level="">
      <style:paragraph-properties fo:margin-left="0cm" fo:margin-right="0cm" fo:margin-top="0cm" fo:margin-bottom="0.353cm" loext:contextual-spacing="false" fo:line-height="0.423cm" fo:text-indent="1.251cm" style:auto-text-indent="false"/>
      <style:text-properties fo:color="#4f81bd" fo:font-size="9pt" fo:font-weight="bold" style:font-size-asian="9pt" style:font-weight-asian="bold"/>
    </style:style>
    <style:style style:name="без_20_номера" style:display-name="без номера" style:family="paragraph" style:parent-style-name="Heading_20_1" style:default-outline-level="">
      <style:paragraph-properties fo:margin-left="0cm" fo:margin-right="0cm" fo:margin-top="0.423cm" fo:margin-bottom="0.212cm" loext:contextual-spacing="false" fo:line-height="0.487cm" fo:text-align="center" style:justify-single-word="false" fo:keep-together="always" fo:text-indent="0cm" style:auto-text-indent="false" fo:keep-with-next="always"/>
      <style:text-properties fo:text-transform="uppercase" style:letter-kerning="true" style:font-name-asian="Arial" style:font-family-asian="Arial" style:font-family-generic-asian="system" style:font-pitch-asian="variable" style:language-asian="ar" style:country-asian="SA" style:font-size-complex="16pt" style:font-weight-complex="bold"/>
    </style:style>
    <style:style style:name="Heading_20_1" style:display-name="Heading 1" style:family="paragraph" style:parent-style-name="Heading" style:class="text"/>
    <style:style style:name="Не_20_нумеревонный_20_первый" style:display-name="Не нумеревонный первый" style:family="paragraph" style:paren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text-transform="uppercase" fo:language="ru" fo:country="RU" fo:font-weight="bold" style:font-weight-asian="bold"/>
    </style:style>
    <style:style style:name="Код_20_исх" style:display-name="Код исх" style:family="paragraph" style:parent-style-name="Standard" style:default-outline-level="">
      <style:paragraph-properties fo:margin-left="0cm" fo:margin-right="0cm" fo:line-height="0.423cm" fo:text-align="start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ar" style:country-asian="SA" style:font-size-complex="10pt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</style:style>
    <style:style style:name="Текст_20_таблицы" style:display-name="Текст таблицы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Image_20_Caption" style:display-name="Image Caption" style:family="paragraph" style:parent-style-name="caption" style:default-outline-level="">
      <style:paragraph-properties fo:margin-left="0cm" fo:margin-right="0cm" fo:text-align="center" style:justify-single-word="false" fo:keep-together="always" fo:text-indent="1.251cm" style:auto-text-indent="false"/>
      <style:text-properties fo:font-weight="bold" style:font-weight-asian="bold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/>
    </style:style>
    <style:style style:name="wrap" style:family="text"/>
    <style:style style:name="mw-headline" style:family="text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page_20_number" style:display-name="page number" style:family="text"/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style:font-name-asian="Arial" style:font-family-asian="Arial" style:font-family-generic-asian="system" style:font-pitch-asian="variable" style:font-size-asian="14pt" style:font-size-complex="14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6pt"/>
    </style:style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4pt" style:letter-kerning="true" style:font-name-asian="Arial" style:font-family-asian="Arial" style:font-family-generic-asian="system" style:font-pitch-asian="variable" style:font-size-asian="14pt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7T13:29:51.646798891</dc:date>
    <meta:editing-duration>PT1H6M5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8" meta:paragraph-count="72" meta:word-count="1095" meta:character-count="8934" meta:non-whitespace-character-count="7004"/>
  </office:meta>
</office:document-meta>
</file>